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0pt" style:font-size-asian="10pt" style:font-size-complex="10pt"/>
    </style:style>
    <style:style style:name="P2" style:family="paragraph" style:parent-style-name="Standard">
      <style:text-properties style:font-name="Tahoma" fo:font-size="10pt" style:text-underline-style="solid" style:text-underline-width="auto" style:text-underline-color="font-color" style:font-size-asian="10pt" style:font-size-complex="10pt"/>
    </style:style>
    <style:style style:name="P3" style:family="paragraph" style:parent-style-name="Standard">
      <style:text-properties style:font-name="Tahoma" fo:font-size="10pt" style:text-underline-style="none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Tahoma" fo:font-size="10pt" style:text-underline-style="none" style:font-size-asian="10pt" style:font-size-complex="10pt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ome page</text:span></text:p>
      <text:p text:style-name="P1">Explainer video</text:p>
      <text:p text:style-name="P1">Sign up with facebook</text:p>
      <text:p text:style-name="P1">Sign up (link to new user page)</text:p>
      <text:p text:style-name="P1">Search classes</text:p>
      <text:p text:style-name="P1"/>
      <text:p text:style-name="P1"><text:span text:style-name="T1">Discover Classes</text:span></text:p>
      <text:p text:style-name="P1">Clone User dashboard class functionality</text:p>
      <text:p text:style-name="P1"/>
      <text:p text:style-name="P1"><text:span text:style-name="T1">Static pages Done</text:span></text:p>
      <text:p text:style-name="P1">About (new class panel image)</text:p>
      <text:p text:style-name="P1">Help</text:p>
      <text:p text:style-name="P1">Class Guidelines</text:p>
      <text:p text:style-name="P1">Meet the team</text:p>
      <text:p text:style-name="P1">Contact us</text:p>
      <text:p text:style-name="P1">Terms of use</text:p>
      <text:p text:style-name="P1">Privacy Policy</text:p>
      <text:p text:style-name="P1"/>
      <text:p text:style-name="P1"><text:span text:style-name="T1">Be a pro</text:span></text:p>
      <text:p text:style-name="P1">Done</text:p>
      <text:p text:style-name="P1"/>
      <text:p text:style-name="P1"><text:span text:style-name="T1">Login / Signup</text:span></text:p>
      <text:p text:style-name="P1">Catch for facebook image not found</text:p>
      <text:p text:style-name="P1">Add image into signup form? <text:s/>(compulsory or optional)</text:p>
      <text:p text:style-name="P1"/>
      <text:p text:style-name="P1"><text:span text:style-name="T1">Nav bar</text:span></text:p>
      <text:p text:style-name="P1">Search thingy</text:p>
      <text:p text:style-name="P1">Message system</text:p>
      <text:p text:style-name="P2"/>
      <text:p text:style-name="P2">Activate</text:p>
      <text:p text:style-name="P3">done</text:p>
      <text:p text:style-name="P3"/>
      <text:p text:style-name="P2">Emails to be updated</text:p>
      <text:p text:style-name="P3">Forgot password</text:p>
      <text:p text:style-name="P3">Email session members</text:p>
      <text:p text:style-name="P3"/>
      <text:p text:style-name="P2">Forgot Password</text:p>
      <text:p text:style-name="P3">Validation is broken</text:p>
      <text:p text:style-name="P3"/>
      <text:p text:style-name="P2">User Dashboard</text:p>
      <text:p text:style-name="P3">Clone tab system from trainer dashboard</text:p>
      <text:p text:style-name="P3">Add edit tab</text:p>
      <text:p text:style-name="P3">Add discover tab</text:p>
      <text:p text:style-name="P3">Add payment history</text:p>
      <text:p text:style-name="P3">Rating System</text:p>
      <text:p text:style-name="P3">check id in url</text:p>
      <text:p text:style-name="P3"/>
      <text:p text:style-name="P2">Class page</text:p>
      <text:p text:style-name="P3">Class details</text:p>
      <text:p text:style-name="P3">Trainer Details</text:p>
      <text:p text:style-name="P3">Sessions </text:p>
      <text:p text:style-name="P3">Ratings</text:p>
      <text:p text:style-name="P3">Join Session</text:p>
      <text:p text:style-name="P2"/>
      <text:p text:style-name="P2">Cart / Checkout</text:p>
      <text:p text:style-name="P3">?</text:p>
      <text:p text:style-name="P3"/>
      <text:p text:style-name="P2">View Trainer</text:p>
      <text:p text:style-name="P3">Ratings</text:p>
      <text:p text:style-name="P3"/>
      <text:p text:style-name="P2"><text:soft-page-break/>Trainer Dashboard</text:p>
      <text:p text:style-name="P3">Trainer history</text:p>
      <text:p text:style-name="P3">Edit profile</text:p>
      <text:p text:style-name="P3">Edit trainer details</text:p>
      <text:p text:style-name="P3">Calendar</text:p>
      <text:p text:style-name="P3">Preferences</text:p>
      <text:p text:style-name="P3">Payments</text:p>
      <text:p text:style-name="P3">check id in url</text:p>
      <text:p text:style-name="P3"/>
      <text:p text:style-name="P2">Class hub page</text:p>
      <text:p text:style-name="P3">fix sliding calendar (again)</text:p>
      <text:p text:style-name="P3">Delete session confirmation box (Maybe a nice undo feature)</text:p>
      <text:p text:style-name="P3">Delete class is broken</text:p>
      <text:p text:style-name="P2"/>
      <text:p text:style-name="P2">Create first class page</text:p>
      <text:p text:style-name="P2"/>
      <text:p text:style-name="P2">Create a class</text:p>
      <text:p text:style-name="P3">Venue (select or create)</text:p>
      <text:p text:style-name="P3">Remove decimal points from sliders</text:p>
      <text:p text:style-name="P3">Add symbols to sliders</text:p>
      <text:p text:style-name="P3"/>
      <text:p text:style-name="P2">Create a Session</text:p>
      <text:p text:style-name="P3">Initialise start and end times</text:p>
      <text:p text:style-name="P3">Validation</text:p>
      <text:p text:style-name="P3"/>
      <text:p text:style-name="P2">Clone class</text:p>
      <text:p text:style-name="P3">done</text:p>
      <text:p text:style-name="P3"/>
      <text:p text:style-name="P2">Class details</text:p>
      <text:p text:style-name="P3">grey out empty sessions</text:p>
      <text:p text:style-name="P3">Accordion close</text:p>
      <text:p text:style-name="P3">PDF</text:p>
      <text:p text:style-name="P3"/>
      <text:p text:style-name="P2">Email Session Users</text:p>
      <text:p text:style-name="P3">Styling</text:p>
      <text:p text:style-name="P3"/>
      <text:p text:style-name="P2">Email Single session user</text:p>
      <text:p text:style-name="P3">not d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 </meta:initial-creator>
    <meta:creation-date>2014-06-05T10:59:07.18</meta:creation-date>
    <meta:document-statistic meta:table-count="0" meta:image-count="0" meta:object-count="0" meta:page-count="2" meta:paragraph-count="77" meta:word-count="215" meta:character-count="1270"/>
    <dc:date>2014-06-05T11:57:20.10</dc:date>
    <dc:creator>Tris </dc:creator>
    <meta:editing-duration>PT12M12S</meta:editing-duration>
    <meta:editing-cycles>1</meta:editing-cycles>
    <meta:generator>OpenOffice/4.0.1$Win32 OpenOffice.org_project/401m5$Build-9714</meta:generator>
  </office:meta>
</office:document-meta>
</file>